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loext:graphic-properties draw:fill="solid" draw:fill-color="#ffffff"/>
      <style:paragraph-properties fo:margin-top="0cm" fo:margin-bottom="0.6cm" loext:contextual-spacing="false" fo:line-height="115%" fo:text-align="justify" style:justify-single-word="false" fo:background-color="#ffffff" fo:padding="0cm" fo:border="none"/>
    </style:style>
    <style:style style:name="P5" style:family="paragraph" style:parent-style-name="Standard">
      <loext:graphic-properties draw:fill="solid" draw:fill-color="#ffffff"/>
      <style:paragraph-properties fo:margin-top="0cm" fo:margin-bottom="0.6cm" loext:contextual-spacing="false" fo:line-height="115%" fo:text-align="justify" style:justify-single-word="false" fo:background-color="#ffffff" fo:padding="0cm" fo:border="none"/>
      <style:text-properties fo:font-size="12pt" fo:background-color="#ffffff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margin-top="0cm" fo:margin-bottom="0.6cm" loext:contextual-spacing="false" fo:line-height="100%" fo:text-align="justify" style:justify-single-word="false" fo:background-color="#ffffff" fo:padding="0cm" fo:border="none"/>
      <style:text-properties fo:font-size="12pt" fo:background-color="#ffffff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margin-top="0cm" fo:margin-bottom="0.6cm" loext:contextual-spacing="false" fo:line-height="100%" fo:text-align="justify" style:justify-single-word="false" fo:background-color="#ffffff" fo:padding="0cm" fo:border="none"/>
      <style:text-properties fo:font-size="12pt" fo:font-weight="bold" fo:background-color="#ffffff" style:font-size-asian="12pt" style:font-weight-asian="bold" style:font-size-complex="12pt"/>
    </style:style>
    <style:style style:name="P8" style:family="paragraph" style:parent-style-name="Title">
      <style:paragraph-properties fo:margin-top="0cm" fo:margin-bottom="0.106cm" loext:contextual-spacing="false" fo:text-align="center" style:justify-single-word="false"/>
    </style:style>
    <style:style style:name="P9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solid" draw:fill-color="#ffffff"/>
      <style:paragraph-properties fo:margin-top="0cm" fo:margin-bottom="0.6cm" loext:contextual-spacing="false" fo:line-height="115%" fo:text-align="justify" style:justify-single-word="false" fo:background-color="#ffffff" fo:padding="0cm" fo:border="none"/>
      <style:text-properties fo:font-size="12pt" fo:background-color="#ffffff" style:font-size-asian="12pt" style:font-size-complex="12pt"/>
    </style:style>
    <style:style style:name="P13" style:family="paragraph" style:parent-style-name="Standard">
      <loext:graphic-properties draw:fill="solid" draw:fill-color="#ffffff"/>
      <style:paragraph-properties fo:margin-top="0cm" fo:margin-bottom="0.6cm" loext:contextual-spacing="false" fo:line-height="115%" fo:text-align="justify" style:justify-single-word="false" fo:background-color="#ffffff" fo:padding="0cm" fo:border="none"/>
      <style:text-properties fo:color="#ffffff" fo:font-size="9pt" fo:background-color="#fcbf00" style:font-size-asian="9pt" style:font-size-complex="9pt"/>
    </style:style>
    <style:style style:name="P14" style:family="paragraph" style:parent-style-name="Standard">
      <loext:graphic-properties draw:fill="solid" draw:fill-color="#ffffff"/>
      <style:paragraph-properties fo:margin-top="0.212cm" fo:margin-bottom="0.529cm" loext:contextual-spacing="false" fo:line-height="115%" fo:text-align="justify" style:justify-single-word="false" fo:background-color="#ffffff" fo:padding="0cm" fo:border="none"/>
      <style:text-properties fo:font-size="12pt" officeooo:paragraph-rsid="000b9b91" fo:background-color="#ffffff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fo:background-color="#ffffff" loext:char-shading-value="0" style:font-size-asian="12pt" style:font-size-complex="12pt"/>
    </style:style>
    <style:style style:name="T4" style:family="text">
      <style:text-properties fo:color="#ffffff" fo:font-size="9pt" fo:background-color="#fcbf00" loext:char-shading-value="0" style:font-size-asian="9pt" style:font-size-complex="9pt"/>
    </style:style>
    <style:style style:name="T5" style:family="text">
      <style:text-properties officeooo:rsid="000b9b91"/>
    </style:style>
    <style:style style:name="T6" style:family="text">
      <style:text-properties officeooo:rsid="000e1f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onteúdo</text:span>: IPI</text:p>
      <text:p text:style-name="P1"><text:span text:style-name="T1">Palavra chave</text:span>: energia solar.</text:p>
      <text:p text:style-name="P10">Referências:</text:p>
      <text:p text:style-name="P1"><text:a xlink:type="simple" xlink:href="http://blog.bluesol.com.br/reducao-ipi-veiculos-eletricos-e-hibridos/?utm_source=facebook&amp;utm_medium=organico&amp;utm_campaign=trafego-blog" text:style-name="Internet_20_link" text:visited-style-name="Visited_20_Internet_20_Link"><text:span text:style-name="T2">http://blog.bluesol.com.br/reducao-ipi-veiculos-eletricos-e-hibridos/?utm_source=facebook&amp;utm_medium=organico&amp;utm_campaign=trafego-blog</text:span></text:a></text:p>
      <text:p text:style-name="P1"><text:a xlink:type="simple" xlink:href="http://www.gazetadopovo.com.br/politica/republica/governo-planeja-reduzir-imposto-do-carro-eletrico-e-abrir-mercado-brasileiro-2wzuzdqft52a18yowzq67u6jv" text:style-name="Internet_20_link" text:visited-style-name="Visited_20_Internet_20_Link"><text:span text:style-name="T2">http://www.gazetadopovo.com.br/politica/republica/governo-planeja-reduzir-imposto-do-carro-eletrico-e-abrir-mercado-brasileiro-2wzuzdqft52a18yowzq67u6jv</text:span></text:a></text:p>
      <text:p text:style-name="P1"><text:a xlink:type="simple" xlink:href="http://economia.estadao.com.br/noticias/geral,governo-estuda-reduzir-ipi-de-carros-eletricos-de-25-para-7,70002140216" text:style-name="Internet_20_link" text:visited-style-name="Visited_20_Internet_20_Link"><text:span text:style-name="T2">http://economia.estadao.com.br/noticias/geral,governo-estuda-reduzir-ipi-de-carros-eletricos-de-25-para-7,70002140216</text:span></text:a></text:p>
      <text:p text:style-name="P1"><text:a xlink:type="simple" xlink:href="http://www.universojatoba.com.br/sustentabilidade/consumo-consciente/entenda-diferenca-entre-carros-hibridos-e-eletricos" text:style-name="Internet_20_link" text:visited-style-name="Visited_20_Internet_20_Link"><text:span text:style-name="T2">http://www.universojatoba.com.br/sustentabilidade/consumo-consciente/entenda-diferenca-entre-carros-hibridos-e-eletricos</text:span></text:a></text:p>
      <text:p text:style-name="P2"/>
      <text:p text:style-name="P3">Título: </text:p>
      <text:p text:style-name="P8"><text:bookmark text:name="_l38e9tj33wwe"/>Impostos em veículos sustentáveis irão cair 7%</text:p>
      <text:p text:style-name="P3"/>
      <text:p text:style-name="P5">Para começar bem o ano de 2018, uma notícia ótima para aqueles que querem economizar e que buscam sempre tecnologias sustentáveis.</text:p>
      <text:p text:style-name="P5">Segundo o Ministério da Indústria, o Governo está em negociações para reduzir o IPI (Imposto sobre Produtos Industrializados), dos carros elétricos que se utilizam só de energia elétrica e os carros híbridos que se utilizam de gasolina ou energia elétrica, o estimado é para reduzir de 25% para 7% nos impostos.</text:p>
      <text:p text:style-name="P5">O Governo quer incentivar a produção de veículos sustentáveis no país, com o benefício da redução de gás carbônico e não encontrando resistência uma vez que o impacto fiscal gerado será baixo devido ao volume de vendas.</text:p>
      <text:p text:style-name="P14">A iniciativa dessas mudanças veio a partir do MDIC (Ministério da Industria, Comércio Exterior e Serviços).</text:p>
      <text:p text:style-name="P14"><text:span text:style-name="T5">U</text:span>m de seus argumentos fo<text:span text:style-name="T5">i</text:span> o baixo impacto fiscal. <text:span text:style-name="T5">O</text:span> governo tem estudos expondo que haverá uma grande expansão para este mercado, pois é praticamente inexplorado no Brasil. <text:s/></text:p>
      <text:p text:style-name="P5">Segundo a Anfavea (Associação Nacional dos Fabricantes de Veículos Automotores) em 2017 foram vendidos apenas 3.296 veículos elétricos e híbridos em comparação com os veículos normais que foram 2,239 milhões de veículos vendidos no país, os veículos sustentáveis tem uma participação ainda muito baixa.</text:p>
      <text:p text:style-name="P5">Com poucas buscas nestes modelos, os veículos são importadores, considerando que o veículo elétrico é isento de impostos. </text:p>
      <text:p text:style-name="P5"><text:soft-page-break/>Porém, as montadoras brasileiras já estão começando a fabricar e já iniciaram as vendas em 2018, <text:span text:style-name="T6">alg</text:span>uma<text:span text:style-name="T6">s</text:span> delas são Volkswagen, GM, Nissan, Renault e Toyota. </text:p>
      <text:p text:style-name="P5">Os veículos elétricos como já dito, dispensam o uso de combustível para rodar, conseguindo rodar até 900 km com uma recarga, sendo bem mais silenciosos e tornando-se mais uma opção de uso. </text:p>
      <text:p text:style-name="P5">Trazendo mais um uso limpo e sustentável como as outras formas de energia limpa como a energia solar, eólica e etc.</text:p>
      <text:p text:style-name="P5">Quer saber mais sobre energias sustentáveis? </text:p>
      <text:p text:style-name="P5">Entre em contato com:</text:p>
      <text:p text:style-name="P4"><text:span text:style-name="T3"><text:s/></text:span><text:span text:style-name="T4">(46) 3025-6050</text:span></text:p>
      <text:p text:style-name="P13"><text:s/>contato@jupitersolar.com.br</text:p>
      <text:p text:style-name="P5"/>
      <text:p text:style-name="P5"/>
      <text:p text:style-name="P6"/>
      <text:p text:style-name="P6"/>
      <text:p text:style-name="P6"/>
      <text:p text:style-name="P6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1-15T15:20:53.099000000</dc:date>
    <meta:editing-duration>PT12M39S</meta:editing-duration>
    <meta:editing-cycles>4</meta:editing-cycles>
    <meta:document-statistic meta:table-count="0" meta:image-count="0" meta:object-count="0" meta:page-count="2" meta:paragraph-count="23" meta:word-count="325" meta:character-count="2567" meta:non-whitespace-character-count="2256"/>
  </office:meta>
</office:document-meta>
</file>